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5fe68" officeooo:paragraph-rsid="0005fe6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5fe68" officeooo:paragraph-rsid="0005fe68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5fe68" officeooo:paragraph-rsid="0005fe6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fe68" officeooo:paragraph-rsid="0005fe6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fe68" officeooo:paragraph-rsid="0005fe6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fe68" officeooo:paragraph-rsid="0005fe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fe68" officeooo:paragraph-rsid="0008b71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8b714" officeooo:paragraph-rsid="0008b71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900a0" officeooo:paragraph-rsid="000900a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92c1d" officeooo:paragraph-rsid="00092c1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c0e80" officeooo:paragraph-rsid="000c0e80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0c0e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ndas</text:p>
      <text:p text:style-name="P1"/>
      <text:p text:style-name="P2"/>
      <text:p text:style-name="P4">Tworzymy listę, numpy array <text:s/>i słownik żeby móc korzystać z Pandas:</text:p>
      <text:p text:style-name="P4"/>
      <text:p text:style-name="P6">labels = ['a','b','c']</text:p>
      <text:p text:style-name="P6">my_list = [10,20,30]</text:p>
      <text:p text:style-name="P6">arr = np.array([10,20,30])</text:p>
      <text:p text:style-name="P6">d = {'a':10,'b':20,'c':30}</text:p>
      <text:p text:style-name="P6"/>
      <text:p text:style-name="P2">Series:</text:p>
      <text:p text:style-name="P2"/>
      <text:p text:style-name="P5">pd.Series(my_list,labels) – <text:span text:style-name="T1">Stworzone wcześniej dwa indeksy pozwalaną utworzyć tabelę w pandas</text:span></text:p>
      <text:p text:style-name="P5"><text:span text:style-name="T1"/></text:p>
      <text:p text:style-name="P3">Index:</text:p>
      <text:p text:style-name="P6"/>
      <text:p text:style-name="P6">ser1 = pd.Series([1,2,3,4],index = ['USA', 'Germany','USSR', 'Japan']) <text:s text:c="2"/>- utworzenie indeksu 1</text:p>
      <text:p text:style-name="P6"/>
      <text:p text:style-name="P6">ser2 = pd.Series([1,2,5,4],index = ['USA', 'Germany','Italy', 'Japan']) <text:s/>- utworzenie indeksu 2</text:p>
      <text:p text:style-name="P6"/>
      <text:p text:style-name="P6">ser1[‘USA’] sprawdzenie zawartości indeksu 1 i wyszukanie USA</text:p>
      <text:p text:style-name="P6"/>
      <text:p text:style-name="P7">ser1 + ser2 – połączenie dwóch indekstów <text:s text:c="6"/></text:p>
      <text:p text:style-name="P7"/>
      <text:p text:style-name="P7"><text:span text:style-name="T2">DataFrames</text:span> <text:s text:c="57"/></text:p>
      <text:p text:style-name="P7"/>
      <text:p text:style-name="P8"># utworzenie tabelki z randomowymi licznami o wielkości 5 na 4 z indeksami</text:p>
      <text:p text:style-name="P7">df = pd.DataFrame(randn(5,4),index='A B C D E'.split(),columns='W X Y Z'.split()) </text:p>
      <text:p text:style-name="P7"/>
      <text:p text:style-name="P9">#utworznie nowej kolumny </text:p>
      <text:p text:style-name="P9">df['new'] = df['W'] + df['Y']</text:p>
      <text:p text:style-name="P9"/>
      <text:p text:style-name="P10">#usunięcie <text:span text:style-name="T3">(nie na stałę)</text:span> kolumny z tabeli</text:p>
      <text:p text:style-name="P10">df.drop('new',axis=1)</text:p>
      <text:p text:style-name="P11"/>
      <text:p text:style-name="P11">#usunięci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3:29:26.604018144</meta:creation-date>
    <dc:date>2020-04-01T16:45:44.087803755</dc:date>
    <meta:editing-duration>PT2H45M5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13" meta:character-count="924" meta:non-whitespace-character-count="758"/>
  </office:meta>
</office:document-meta>
</file>